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152.86mm"/>
    </style:style>
    <style:style style:name="co3" style:family="table-column">
      <style:table-column-properties fo:break-before="auto" style:column-width="107.5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9.24mm"/>
    </style:style>
    <style:style style:name="co6" style:family="table-column">
      <style:table-column-properties fo:break-before="auto" style:column-width="141.43mm"/>
    </style:style>
    <style:style style:name="co7" style:family="table-column">
      <style:table-column-properties fo:break-before="auto" style:column-width="154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o Do App Avenue Cod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SIGN UP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TASKS (TO DO LIST)</text:p>
          </table:table-cell>
        </table:table-row>
        <table:table-row table:style-name="ro1">
          <table:table-cell/>
          <table:table-cell table:style-name="ce2" office:value-type="string" calcext:value-type="string">
            <text:p>DESCRIÇÃO</text:p>
          </table:table-cell>
          <table:table-cell/>
          <table:table-cell table:style-name="ce4" office:value-type="string" calcext:value-type="string">
            <text:p>DESCRI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iar um novo usuário com todos os campos vaz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erir uma nova tarefa sem uma descrição prév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iar um novo usuário apenas com o campo "name" preenchi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erir uma nova tarefa com descriçã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iar um novo usuário apenas com o campo "name" e "email" preenchi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erir uma nova tarefa com uma subtaref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iar um novo usuário apenas com o campo "name", "e-mail" e “password” preenchi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ir uma nova tarefa com mais de uma subtarefa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iar um novo usuário com todos os campos obrigatórios preenchidos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nserir uma nova tarefa com mais de uma subtarefas. Logo em seguida, remover uma das subtarefas adicionada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ntar criar um novo usuário com um que já exis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car uma tarefa como concluíd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Tentar criar um novo usuário com senhas diferentes (campos “password” e “confirm password”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car uma tarefa como pública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ditar uma tarefa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emover uma taref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SIGN IN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(INSERIR NOVOS DETALHES)</text:p>
          </table:table-cell>
        </table:table-row>
        <table:table-row table:style-name="ro1">
          <table:table-cell/>
          <table:table-cell table:style-name="ce4" office:value-type="string" calcext:value-type="string">
            <text:p>DESCRIÇÃO</text:p>
          </table:table-cell>
          <table:table-cell/>
          <table:table-cell table:style-name="ce4" office:value-type="string" calcext:value-type="string">
            <text:p>DESCRIÇÃO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m o usuário recém criado, acessar o sistema na página de sign in com todos os campos vaz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m o usuário recém criado, acessar o sistema na página de sign in apenas com o campo “email” preenchido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m o usuário recém criado, acessar o sistema na página de sign in apenas com o campo “senha” preenchid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essar a página de sign in com usuário inválid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ssar a página de sign in com senha diferente da informad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essar a página de sign in com usuário válido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rificar se o usuário foi deslogado do sistema com sucesso</text:p>
          </table:table-cell>
          <table:table-cell table:number-columns-repeated="2"/>
        </table:table-row>
      </table:table>
      <table:table table:name="Automation Practicle" table:style-name="ta1">
        <table:table-column table:style-name="co1" table:default-cell-style-name="ce1"/>
        <table:table-column table:style-name="co5" table:default-cell-style-name="Default"/>
        <table:table-column table:style-name="co1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D1</text:p>
          </table:table-cell>
          <table:table-cell table:style-name="ce1" office:value-type="string" calcext:value-type="string">
            <text:p>SIGN UP</text:p>
          </table:table-cell>
          <table:table-cell office:value-type="string" calcext:value-type="string">
            <text:p>D3</text:p>
          </table:table-cell>
          <table:table-cell table:style-name="ce1" office:value-type="string" calcext:value-type="string">
            <text:p>PESQUISAR PRODUTOS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DESCRIÇÃO</text:p>
          </table:table-cell>
          <table:table-cell table:style-name="Default"/>
          <table:table-cell table:style-name="ce4" office:value-type="string" calcext:value-type="string">
            <text:p>DESCRI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iar um novo usuário com todos os campos vazios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alizar a pesquisa por um produto com a descrição “blouse” e selecionar um dos itens e adicioná-lo ao carrinho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riar um novo usuário apenas com o campo "name" preenchido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Em seguida, realizar uma nova pesquisa por um produto com a descrição “dress” e selecionar um dos itens e adicioná-lo ao carrin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iar um novo usuário apenas com o campo "name" e "email" preenchi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ora, verificar se os dois produtos foram adicionados com sucesso ao carrinh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iar um novo usuário apenas com o campo "name", "e-mail" e “password” preenchi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ecutar os passos #1 ao #3 e, agora, realizar a exclusão dos mesmos no carrinho de compra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iar um novo usuário com todos os campos obrigatórios preenchidos</text:p>
          </table:table-cell>
          <table:table-cell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ntar criar um novo usuário com um que já exist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Tentar criar um novo usuário com senhas diferentes (campos “password” e “confirm password”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1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table:style-name="ce1" office:value-type="string" calcext:value-type="string">
            <text:p>SIGN IN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CONTACT US</text:p>
          </table:table-cell>
        </table:table-row>
        <table:table-row table:style-name="ro1">
          <table:table-cell table:style-name="Default"/>
          <table:table-cell table:style-name="ce4" office:value-type="string" calcext:value-type="string">
            <text:p>DESCRIÇÃO</text:p>
          </table:table-cell>
          <table:table-cell table:style-name="Default"/>
          <table:table-cell table:style-name="ce4" office:value-type="string" calcext:value-type="string">
            <text:p>DESCRI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m o usuário recém criado, acessar o sistema na página de sign in com todos os campos vazios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nviar uma mensagem com todos os campos vazio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m o usuário recém criado, acessar o sistema na página de sign in apenas com o campo “email” preenchido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nviar uma mensagem com um e-mail inválid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m o usuário recém criado, acessar o sistema na página de sign in apenas com o campo “senha” preenchido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Enviar uma mensagem com o texto da mensagem “em branco”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essar a página de sign in com usuário inválido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Enviar uma mensagem sem o preenchimento do assun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ssar a página de sign in com senha diferente da informa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 uma mensagem com todos os campos obrigatórios preenchido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essar a página de sign in com usuário válid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rificar se o usuário foi deslogado do sistema com sucess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</table:table>
      <table:table table:name="Demo CS Cart" table:style-name="ta1">
        <table:table-column table:style-name="co1" table:default-cell-style-name="ce1"/>
        <table:table-column table:style-name="co5" table:default-cell-style-name="Default"/>
        <table:table-column table:style-name="co1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D1</text:p>
          </table:table-cell>
          <table:table-cell table:style-name="ce1" office:value-type="string" calcext:value-type="string">
            <text:p>SIGN UP</text:p>
          </table:table-cell>
          <table:table-cell office:value-type="string" calcext:value-type="string">
            <text:p>D3</text:p>
          </table:table-cell>
          <table:table-cell table:style-name="ce1" office:value-type="string" calcext:value-type="string">
            <text:p>PESQUISAR PRODUTOS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DESCRIÇÃO</text:p>
          </table:table-cell>
          <table:table-cell table:style-name="Default"/>
          <table:table-cell table:style-name="ce4" office:value-type="string" calcext:value-type="string">
            <text:p>DESCRI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iar um novo usuário com todos os campos vazios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alizar a pesquisa por um produto com a descrição “blouse” e selecionar um dos itens e adicioná-lo ao carrinh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riar um novo usuário apenas com o campo "name" preenchido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Em seguida, realizar uma nova pesquisa por um produto com a descrição “dress” e selecionar um dos itens e adicioná-lo ao carrin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iar um novo usuário apenas com o campo "name" e "email" preenchi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ora, verificar se os dois produtos foram adicionados com sucesso ao carrinh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iar um novo usuário apenas com o campo "name", "e-mail" e “password” preenchi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ecutar os passos #1 ao #3 e, agora, realizar a exclusão dos mesmos no carrinho de compra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iar um novo usuário com todos os campos obrigatórios preenchidos</text:p>
          </table:table-cell>
          <table:table-cell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ntar criar um novo usuário com um que já exist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Tentar criar um novo usuário com senhas diferentes (campos “password” e “confirm password”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1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table:style-name="ce1" office:value-type="string" calcext:value-type="string">
            <text:p>SIGN IN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CONFIRMAR COMPRA</text:p>
          </table:table-cell>
        </table:table-row>
        <table:table-row table:style-name="ro1">
          <table:table-cell table:style-name="Default"/>
          <table:table-cell table:style-name="ce4" office:value-type="string" calcext:value-type="string">
            <text:p>DESCRIÇÃO</text:p>
          </table:table-cell>
          <table:table-cell table:style-name="Default"/>
          <table:table-cell table:style-name="ce4" office:value-type="string" calcext:value-type="string">
            <text:p>DESCRI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m o usuário recém criado, acessar o sistema na página de sign in com todos os campos vazios</text:p>
          </table:table-cell>
          <table:table-cell office:value-type="float" office:value="1" calcext:value-type="float">
            <text:p>1</text:p>
          </table:table-cell>
          <table:table-cell table:style-name="ce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m o usuário recém criado, acessar o sistema na página de sign in apenas com o campo “email” preenchido</text:p>
          </table:table-cell>
          <table:table-cell table:style-name="Default"/>
          <table:table-cell table:style-name="ce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m o usuário recém criado, acessar o sistema na página de sign in apenas com o campo “senha” preenchido</text:p>
          </table:table-cell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essar a página de sign in com usuário inválido</text:p>
          </table:table-cell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ssar a página de sign in com senha diferente da informada</text:p>
          </table:table-cell>
          <table:table-cell table:style-name="Default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essar a página de sign in com usuário válido</text:p>
          </table:table-cell>
          <table:table-cell table:style-name="Default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rificar se o usuário foi deslogado do sistema com sucesso</text:p>
          </table:table-cell>
          <table:table-cell table:style-name="Default"/>
          <table:table-cell/>
        </table:table-row>
      </table:table>
      <table:table table:name="Selenium Recipes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 style:data-style-name="N2" text:time-value="11:33:55.3765429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1:16:54.453474583</meta:creation-date>
    <dc:date>2017-12-28T12:02:17.573008410</dc:date>
    <meta:editing-duration>PT34M46S</meta:editing-duration>
    <meta:editing-cycles>17</meta:editing-cycles>
    <meta:generator>LibreOffice/5.1.6.2$Linux_X86_64 LibreOffice_project/10m0$Build-2</meta:generator>
    <meta:document-statistic meta:table-count="4" meta:cell-count="177" meta:object-count="0"/>
  </office:meta>
</office:document-meta>
</file>